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fo:language="en" fo:country="US" officeooo:rsid="0009f102" officeooo:paragraph-rsid="0009f102"/>
    </style:style>
    <style:style style:name="P3"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4" style:family="paragraph" style:parent-style-name="Preformatted_20_Text">
      <style:paragraph-properties fo:margin-top="0cm" fo:margin-bottom="0.499cm" style:contextual-spacing="false"/>
      <style:text-properties officeooo:paragraph-rsid="000d1f0b"/>
    </style:style>
    <style:style style:name="P5" style:family="paragraph" style:parent-style-name="Preformatted_20_Text">
      <style:paragraph-properties fo:margin-top="0cm" fo:margin-bottom="0.499cm" style:contextual-spacing="false"/>
      <style:text-properties officeooo:paragraph-rsid="000d62b6"/>
    </style:style>
    <style:style style:name="P6" style:family="paragraph" style:parent-style-name="Preformatted_20_Text">
      <style:text-properties officeooo:paragraph-rsid="000eb184"/>
    </style:style>
    <style:style style:name="P7" style:family="paragraph" style:parent-style-name="Preformatted_20_Text">
      <style:paragraph-properties fo:margin-top="0cm" fo:margin-bottom="0.499cm" style:contextual-spacing="false"/>
      <style:text-properties officeooo:paragraph-rsid="000f96de"/>
    </style:style>
    <style:style style:name="P8" style:family="paragraph" style:parent-style-name="Standard">
      <style:text-properties fo:language="en" fo:country="US" officeooo:rsid="0009f102" officeooo:paragraph-rsid="0009f102"/>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language="en" fo:country="US" officeooo:rsid="000d1f0b" style:font-size-asian="12pt" style:font-size-complex="12pt"/>
    </style:style>
    <style:style style:name="T4" style:family="text">
      <style:text-properties style:font-name="Liberation Serif" fo:font-size="12pt" fo:language="en" fo:country="US" officeooo:rsid="0009f102" style:font-size-asian="12pt" style:font-size-complex="12pt"/>
    </style:style>
    <style:style style:name="T5" style:family="text">
      <style:text-properties style:font-name="Liberation Serif" fo:font-size="12pt" fo:language="en" fo:country="US" fo:font-weight="bold" officeooo:rsid="0009f102" style:font-size-asian="12pt" style:font-weight-asian="bold" style:font-size-complex="12pt" style:font-weight-complex="bold"/>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language="en" fo:country="US" officeooo:rsid="000d1f0b"/>
    </style:style>
    <style:style style:name="T9" style:family="text">
      <style:text-properties fo:language="en" fo:country="US" officeooo:rsid="0009f102"/>
    </style:style>
    <style:style style:name="T10" style:family="text">
      <style:text-properties fo:font-size="12pt" fo:language="en" fo:country="US" officeooo:rsid="0009f102"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sic HTML elements</text:p>
      <text:p text:style-name="P8"/>
      <text:p text:style-name="P8"/>
      <text:p text:style-name="P8"><text:span text:style-name="T7">The h1</text:span> element is a heading element and is used for the main heading of a webpage: </text:p>
      <text:p text:style-name="P8"/>
      <text:p text:style-name="P2"><text:span text:style-name="Source_20_Text">&lt;h1&gt;This is a main heading&lt;/h1&gt;</text:span></text:p>
      <text:p text:style-name="P8"/>
      <text:p text:style-name="P8">The h1 through h6 heading elements are used to signify the importance of content below them. The lower the number, the higher the importance, so h2 elements have less importance than h1 elements.</text:p>
      <text:p text:style-name="P8"/>
      <text:p text:style-name="P2"><text:span text:style-name="Source_20_Text">&lt;h1&gt;most important heading element&lt;/h1&gt;</text:span></text:p>
      <text:p text:style-name="Preformatted_20_Text"><text:span text:style-name="Source_20_Text">&lt;h2&gt;second most important heading element&lt;/h2&gt;</text:span></text:p>
      <text:p text:style-name="Preformatted_20_Text"><text:span text:style-name="Source_20_Text">&lt;h3&gt;third most important heading element&lt;/h3&gt;</text:span></text:p>
      <text:p text:style-name="Preformatted_20_Text"><text:span text:style-name="Source_20_Text">&lt;h4&gt;fourth most important heading element&lt;/h4&gt;</text:span></text:p>
      <text:p text:style-name="Preformatted_20_Text"><text:span text:style-name="Source_20_Text">&lt;h5&gt;fifth most important heading element&lt;/h5&gt;</text:span></text:p>
      <text:p text:style-name="P1"><text:span text:style-name="Source_20_Text">&lt;h6&gt;least important heading element&lt;/h6&gt;</text:span></text:p>
      <text:p text:style-name="P3">Only use one h1 element per page and place lower-importance headings below higher-importance headings. When you add a lower-rank heading element to the page, it's implied that you're starting a new subsection.</text:p>
      <text:p text:style-name="P3"><text:span text:style-name="T7">The p </text:span>element is used to create a paragraph of text on websites.</text:p>
      <text:p text:style-name="P8"><text:span text:style-name="T7">Commenting</text:span> allows you to leave messages without affecting the browser display. It also allows you to make code inactive. A comment in HTML starts with &lt;!--, contains any number of lines of text, and ends with --&gt;.</text:p>
      <text:p text:style-name="P8"/>
      <text:p text:style-name="P8">Here is an example of a comment with the TODO: Remove h1:</text:p>
      <text:p text:style-name="P8"/>
      <text:p text:style-name="P2"><text:span text:style-name="Source_20_Text">&lt;!-- TODO: Remove h1 →</text:span></text:p>
      <text:p text:style-name="P2"><text:span text:style-name="Source_20_Text"/></text:p>
      <text:p text:style-name="P8">HTML5 has some elements that identify different content areas. These elements make your HTML easier to read and help with Search Engine Optimization (SEO) and accessibility.</text:p>
      <text:p text:style-name="P8"/>
      <text:p text:style-name="P8"><text:span text:style-name="T7">The main </text:span>element is used to represent the main content of the body of an HTML document. Content inside the main element should be unique to the document and should not be repeated in other parts of the document:</text:p>
      <text:p text:style-name="P8"/>
      <text:p text:style-name="P2"><text:span text:style-name="Source_20_Text">&lt;main&gt;</text:span></text:p>
      <text:p text:style-name="Preformatted_20_Text"><text:span text:style-name="Source_20_Text"><text:s text:c="2"/>&lt;h1&gt;Most important content of the document&lt;/h1&gt;</text:span></text:p>
      <text:p text:style-name="Preformatted_20_Text"><text:span text:style-name="Source_20_Text"><text:s text:c="2"/>&lt;p&gt;Some more important content...&lt;/p&gt;</text:span></text:p>
      <text:p text:style-name="P1"><text:span text:style-name="Source_20_Text">&lt;/main&gt;</text:span></text:p>
      <text:p text:style-name="P4"><text:span text:style-name="Source_20_Text"><text:span text:style-name="T2">Nested elements should be placed two spaces further to the right of the element they are nested in. This spacing is called indentation and it is used to make HTML easier to read.</text:span></text:span></text:p>
      <text:p text:style-name="P4"><text:span text:style-name="T3">Y</text:span><text:span text:style-name="T4">ou can add images to your website by using the img element. img elements have an opening tag without a closing tag. An element without a closing tag is known as a void element.</text:span></text:p>
      <text:p text:style-name="P5"><text:span text:style-name="T4">HTML attributes are special words used inside the opening tag of an element to control the element's behavior. The src attribute in an img element specifies the image's URL (where the image is located). Here is an example of an img element with a src attribute pointing to the freeCodeCamp logo: <text:s/></text:span><text:span text:style-name="Source_20_Text"><text:span text:style-name="T10">&lt;img </text:span></text:span><text:soft-page-break/><text:span text:style-name="Source_20_Text"><text:span text:style-name="T10">src="https://cdn.freecodecamp.org/platform/universal/fcc_secondary.svg"&gt;</text:span></text:span></text:p>
      <text:p text:style-name="P5"><text:span text:style-name="T4">All img elements should have an alt attribute. The alt attribute's text is used for screen readers to improve accessibility and is displayed if the image fails to load.</text:span></text:p>
      <text:p text:style-name="P5"><text:span text:style-name="T4">You can link to another page with the </text:span><text:span text:style-name="T5">anchor (a) </text:span><text:span text:style-name="T4">element.A link's text must be placed between the opening and closing tags of an anchor (a) element. To open links in a new tab, you can use the target attribute on the anchor (a) element. The target attribute specifies where to open the linked document. target="_blank" opens the linked document in a new tab or window. Here is an example linking to </text:span><text:a xlink:type="simple" xlink:href="https://www.freecodecamp.org/" text:style-name="Internet_20_link" text:visited-style-name="Visited_20_Internet_20_Link">https://www.freecodecamp.org</text:a><text:span text:style-name="T4">: </text:span><text:span text:style-name="Source_20_Text"><text:span text:style-name="T10">&lt;a href="https://www.freecodecamp.org" target="_blank"&gt;freeCodeCamp&lt;/a&gt;</text:span></text:span></text:p>
      <text:p text:style-name="P5"><text:span text:style-name="Source_20_Text"><text:span text:style-name="T4">Other types of content can also be turned into a link by wrapping it in anchor tags. Here is an example of turning an image into a link: </text:span></text:span></text:p>
      <text:p text:style-name="P5"><text:span text:style-name="Source_20_Text"><text:span text:style-name="T10">&lt;a href="example-link"&gt;</text:span></text:span></text:p>
      <text:p text:style-name="P6"><text:span text:style-name="Source_20_Text">img src="image-link.jpg" alt="A photo of a cat."&gt;</text:span></text:p>
      <text:p text:style-name="P1"><text:span text:style-name="Source_20_Text">&lt;/a&gt;</text:span></text:p>
      <text:p text:style-name="P1"><text:span text:style-name="Source_20_Text"><text:span text:style-name="T6">The section </text:span></text:span><text:span text:style-name="Source_20_Text"><text:span text:style-name="T2">element is used to define sections in a document, such as chapters, headers, footers, or any other sections of the document. It is a semantic element that helps with SEO and accessibility.</text:span></text:span></text:p>
      <text:p text:style-name="P1"><text:span text:style-name="Source_20_Text"><text:span text:style-name="T2">To create a</text:span></text:span><text:span text:style-name="Source_20_Text"><text:span text:style-name="T6">n unordered lis</text:span></text:span><text:span text:style-name="Source_20_Text"><text:span text:style-name="T2">t of items, you can use the ul element. The li element is used to create a list item in an ordered or unordered list:</text:span></text:span></text:p>
      <text:p text:style-name="P7"><text:span text:style-name="Source_20_Text"><text:span text:style-name="T2">&lt;ul&gt;</text:span></text:span></text:p>
      <text:p text:style-name="P7"><text:span text:style-name="Source_20_Text"><text:span text:style-name="T2"><text:s text:c="2"/>&lt;li&gt;milk&lt;/li&gt;</text:span></text:span></text:p>
      <text:p text:style-name="P1"><text:span text:style-name="Source_20_Text"><text:span text:style-name="T2"><text:s text:c="2"/>&lt;li&gt;cheese&lt;/li&gt;</text:span></text:span></text:p>
      <text:p text:style-name="P1"><text:span text:style-name="Source_20_Text"><text:span text:style-name="T2">&lt;/ul&gt;</text:span></text:span></text:p>
      <text:p text:style-name="P1"><text:span text:style-name="Source_20_Text"><text:span text:style-name="T2">The code for an ordered list (ol) is similar to an unordered list, but list items in an ordered list are numbered when displayed.</text:span></text:span></text:p>
      <text:p text:style-name="P1"><text:span text:style-name="Source_20_Text"><text:span text:style-name="T6">The figure </text:span></text:span><text:span text:style-name="Source_20_Text"><text:span text:style-name="T2">element represents self-contained content and will allow you to associate an image with a caption.</text:span></text:span></text:p>
      <text:p text:style-name="P1"><text:span text:style-name="Source_20_Text"><text:span text:style-name="T2">A figure caption (figcaption) element is used to add a caption to describe the image contained within the figure element. Here is an example of a figcaption element with the caption of A cute cat: </text:span></text:span></text:p>
      <text:p text:style-name="P1"><text:span text:style-name="Source_20_Text"><text:span text:style-name="T2">&lt;figure&gt;</text:span></text:span></text:p>
      <text:p text:style-name="P1"><text:span text:style-name="Source_20_Text"><text:span text:style-name="T2"><text:s text:c="2"/>&lt;img src="image.jpg" alt="A description of the image"&gt;</text:span></text:span></text:p>
      <text:p text:style-name="P1"><text:span text:style-name="Source_20_Text"><text:span text:style-name="T2"><text:s text:c="2"/>&lt;figcaption&gt;A cute cat&lt;/figcaption&gt;</text:span></text:span></text:p>
      <text:p text:style-name="P1"><text:span text:style-name="Source_20_Text"><text:span text:style-name="T2">&lt;/figure&gt;</text:span></text:span></text:p>
      <text:p text:style-name="P1"><text:soft-page-break/><text:span text:style-name="Source_20_Text"><text:span text:style-name="T2">To place emphasis on a specific word or phrase, you can use the em element.</text:span></text:span></text:p>
      <text:p text:style-name="P1"><text:span text:style-name="Source_20_Text"><text:span text:style-name="T2">The strong element is used to indicate that some text is of strong importance or urgent.</text:span></text:span></text:p>
      <text:p text:style-name="P1"><text:span text:style-name="Source_20_Text"><text:span text:style-name="T2">The footer element is used to define a footer for a document or section. A footer typically contains information about the author of the document, copyright data, links to terms of use, contact information, and more.</text:span></text:span></text:p>
      <text:p text:style-name="P1"><text:span text:style-name="Source_20_Text"><text:span text:style-name="T2">Notice that everything you've added to the page so far is inside the body element. All page content elements that should be rendered to the page go inside the body element. However, other important information goes inside the head element. The head element is used to contain metadata about the document, such as its title, links to stylesheets, and scripts. Metadata is information about the page that isn't displayed directly on the page.</text:span></text:span></text:p>
      <text:p text:style-name="P1"><text:span text:style-name="Source_20_Text"><text:span text:style-name="T2">The title element determines what browsers show in the title bar or tab for the page. </text:span></text:span></text:p>
      <text:p text:style-name="P1"><text:span text:style-name="Source_20_Text"><text:span text:style-name="T2">Notice that the entire contents of the page are nested within an html element. The html element is the root element of an HTML page and wraps all content on the page. You can also specify the language of your page by adding the lang attribute to the html element.</text:span></text:span></text:p>
      <text:p text:style-name="P1"><text:span text:style-name="Source_20_Text"><text:span text:style-name="T2">All pages should begin with &lt;!DOCTYPE html&gt;. This special string is known as a declaration and ensures the browser tries to meet industry-wide specifications. &lt;!DOCTYPE html&gt; tells browsers that the document is an HTML5 document which is the latest version of HTML.</text:span></text:span></text:p>
      <text:p text:style-name="P1"><text:span text:style-name="Source_20_Text"><text:span text:style-name="T2">You can set browser behavior by adding meta elements in the head.</text:span></text:span></text:p>
      <text:p text:style-name="P1"><text:span text:style-name="Source_20_Text"><text:span text:style-name="T2"/></text:span></text:p>
      <text:p text:style-name="P5"><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5T18:11:29.173000000</meta:creation-date>
    <dc:date>2025-03-15T20:17:59.231000000</dc:date>
    <meta:editing-duration>PT5M8S</meta:editing-duration>
    <meta:editing-cycles>1</meta:editing-cycles>
    <meta:document-statistic meta:table-count="0" meta:image-count="0" meta:object-count="0" meta:page-count="3" meta:paragraph-count="51" meta:word-count="942" meta:character-count="5676" meta:non-whitespace-character-count="4770"/>
    <meta:generator>LibreOffice/7.3.4.2$Windows_X86_64 LibreOffice_project/728fec16bd5f605073805c3c9e7c4212a0120dc5</meta:generator>
  </office:meta>
</office:document-meta>
</file>